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Default"/>
        <table:table-row table:style-name="ro1">
          <table:table-cell table:style-name="ce1"/>
          <table:table-cell office:value-type="string" calcext:value-type="string">
            <text:p>blog</text:p>
          </table:table-cell>
          <table:table-cell office:value-type="string" calcext:value-type="string">
            <text:p>secure</text:p>
          </table:table-cell>
          <table:table-cell office:value-type="string" calcext:value-type="string">
            <text:p>localdev</text:p>
          </table:table-cell>
          <table:table-cell office:value-type="string" calcext:value-type="string">
            <text:p>shared webhost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ublic community</text:p>
          </table:table-cell>
          <table:table-cell office:value-type="string" calcext:value-type="string">
            <text:p>private community</text:p>
          </table:table-cell>
        </table:table-row>
        <table:table-row table:style-name="ro1">
          <table:table-cell office:value-type="string" calcext:value-type="string">
            <text:p>replies *default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_limit *defaul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dmin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admin_last_action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read_added_log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access_log_call_index *defau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allow_deop *chang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min/php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php/update_on_post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php/light_mode_defaul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php/enable *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/php/debug *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/php/rewrite *changed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query</text:p>
          </table:table-cell>
          <table:table-cell table:number-columns-repeated="3"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dmin/php/rewrite.choice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php/route_enable *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min/php/regrow_404_page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arch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archive/dela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archive/delay/404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archive/do_not_archive_tag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imag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image/allow_file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image/enable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image/thumbnail_forma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force_profil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sha_length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secret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allow_broken_signature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server_vouch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server_vouch/enabl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server_vouch/strin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token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token/hashtag *defau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setconfig *defaul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addedby *defaul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latlong *defaul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addedtime *defaul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vote *defaul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title *chang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cookie *defaul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reply *defau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event *defaul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my_name_is *chang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brc *defaul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vouch *defau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sha512 *defaul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token/upgrade_now *defaul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/server_sign_anon_vote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overthrow_interval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gpg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gpg/capture_stderr_outpu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gpg/use_gpg2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gpg/gpg_comman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git_cron_pull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vouched_can_confi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organize_file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j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js/loading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js/enabl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js/debug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js/translit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votin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voting/require_fingerprin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reasonable_character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accept_404_url_text_reduce_spam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/record_timestamp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/write_added_log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/record_sha512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/record_http_auth_usernam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/record_http_hos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/record_remove_action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/record_voter_timestamp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/domain_pixel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/record_cooki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/record_cookie_when_signed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/record_client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/record_access_log_hash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ogging/record_voter_fingerprin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cron_continu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rss_hos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my_domain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updat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update/last_run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update/limit_file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update/limit_tim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update/limit_pag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signed_can_config *default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min/deop_string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admin_imprin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html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html/enabl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html/ascii_only *defa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/html/allow_tag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html/allow_tag/code *chang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/pull_item_limi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access_log_path_lis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ighttp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ighttpd/enable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lighttpd/por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anyone_can_config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tagse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tagset/system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cookied_can_config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buil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build/loop_after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build/update_after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push_item_limi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server_key_i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accept_404_url_tex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vote_limi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ssi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ssi/clock_enhanc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ssi/enabl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ssi/footer_timestamp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http_auth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min/http_auth/enabl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der_pattern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t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nguag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me_page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me_titl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fortun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johari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rhetoric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emotion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tags2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flag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horoscop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looking_fo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name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words_neutral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badword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words_lou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menu_advanced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menu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tag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rhetoric_diction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insul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/nohari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stuff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stuff/zalgo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ru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ru/disclaime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b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algo_desc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algo_desc/ed25519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algo_desc/rsa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o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written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meditat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write_short_messag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site_description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intro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site_nam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setting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data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scoreboar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version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event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item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author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404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writ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uploa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top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identity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stat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event_ad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etc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help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manual_advance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pos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tag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clon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acces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item_lis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home_empty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read_tag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read_author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defaul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page_intro/manual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menu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menu/data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menu/writ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menu/sign_in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menu/identit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menu/hom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menu/stat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menu/queu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menu/tag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menu/abou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menu/manual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admin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timestamp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vot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pubkey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meta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hastitl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notex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devic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hastex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textar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location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even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accep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brc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hasvot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tag_info/changelo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ing/en/disclaimer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ip_interval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fill_usernam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additional.cs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ta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tag/bod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titlebar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border_dialo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row_0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row_1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prim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highlight_aler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input_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titleba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input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highlight_beginne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window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success_vote_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highlight_advanc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tag_posi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second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usernam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success_vote_un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v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lisonok8/color/tag_nega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additional.cs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menu_color_mod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ta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tag/bod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titlebar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border_dialo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admin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row_0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row_1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prim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highlight_aler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input_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titleba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input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highlight_beginne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window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success_vote_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highlight_advanc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tag_posi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second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usernam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success_vote_un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v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dark/color/tag_nega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additional.cs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titlebar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border_dialo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row_0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row_1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prim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highlight_aler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input_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titleba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input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highlight_beginne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window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success_vote_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highlight_advanc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tag_posi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second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usernam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success_vote_un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v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news/color/tag_nega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additional.cs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titlebar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border_dialo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row_0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row_1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prim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highlight_aler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input_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titleba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input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highlight_beginne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window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success_vote_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highlight_advanc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tag_posi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second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usernam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success_vote_un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v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memphis.dev/color/tag_nega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additional.cs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ta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tag/bod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titlebar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border_dialo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row_0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row_1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prim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highlight_aler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input_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titleba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input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highlight_beginne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window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success_vote_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highlight_advanc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tag_posi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second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usernam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success_vote_un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v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chicago/color/tag_nega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additional.cs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tag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tag/body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titlebar_tex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border_dialog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link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row_0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row_1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primary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highlight_aler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input_backgroun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titlebar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input_tex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highlight_beginner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window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backgroun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success_vote_signe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highlight_advance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tag_positiv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secondary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usernam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success_vote_unsigne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vlink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tex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friday29/color/tag_negativ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additional.cs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nfi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nfig/html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nfig/html/clock_forma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html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html/clock_forma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ta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tag/bod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titlebar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border_dialo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row_0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row_1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prim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highlight_aler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input_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titleba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input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highlight_beginne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window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success_vote_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highlight_advanc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tag_posi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second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usernam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success_vote_un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v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union/color/tag_nega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additional.cs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menu_color_mod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ta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tag/bod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titlebar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border_dialog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row_0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row_1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prim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highlight_aler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input_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titleba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input_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highlight_beginne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window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backgroun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success_vote_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highlight_advanc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tag_posi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secondary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usernam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success_vote_unsigned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vlink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tex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me/green/color/tag_negativ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_pag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/item_long_threshol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/item_limi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ven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vent/enabl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o_text *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secur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pers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ml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ml/color_avatar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ml/back_to_top_button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ml/character_avatar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ml/clock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ml/timestamp_epoch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ml/theme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ml/hide_email_style_signatur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ml/vote_buttons_only_assigned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ml/relativize_url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ml/clock_format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c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c/enabl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yle_vote_buttons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admin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johari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image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emotion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home_pag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vot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pubkey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moderator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hastex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nerds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textar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yesno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reply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event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home_page_exclud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all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author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queue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flag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react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system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set/nohari *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m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m/username_max_length 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g_cloud_page *chang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tle_length_cutoff *defaul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*default</text:p>
          </table:table-cell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 calcext:value-type="string">
            <text:p>Sear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0:51:55.003401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6T16:21:38.656217833</meta:creation-date>
    <dc:date>2020-05-24T11:16:12.983232580</dc:date>
    <meta:editing-duration>PT7H8M54S</meta:editing-duration>
    <meta:editing-cycles>6</meta:editing-cycles>
    <meta:generator>LibreOffice/6.3.5.2$Linux_X86_64 LibreOffice_project/30$Build-2</meta:generator>
    <meta:document-statistic meta:table-count="2" meta:cell-count="591" meta:object-count="0"/>
  </office:meta>
</office:document-meta>
</file>